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Andale Mono'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88e" officeooo:paragraph-rsid="0005388e"/>
    </style:style>
    <style:style style:name="P2" style:family="paragraph" style:parent-style-name="Standard">
      <style:text-properties officeooo:rsid="00067f76" officeooo:paragraph-rsid="00067f76"/>
    </style:style>
    <style:style style:name="P3" style:family="paragraph" style:parent-style-name="Standard">
      <style:text-properties officeooo:rsid="0006d9e6" officeooo:paragraph-rsid="0006d9e6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67f76" officeooo:paragraph-rsid="0005388e"/>
    </style:style>
    <style:style style:name="P5" style:family="paragraph" style:parent-style-name="Standard">
      <style:text-properties officeooo:rsid="0006d9e6" officeooo:paragraph-rsid="0006d9e6"/>
    </style:style>
    <style:style style:name="P6" style:family="paragraph" style:parent-style-name="Standard">
      <style:text-properties officeooo:rsid="0007fec2" officeooo:paragraph-rsid="0007fec2"/>
    </style:style>
    <style:style style:name="P7" style:family="paragraph" style:parent-style-name="Standard">
      <style:text-properties officeooo:rsid="0008d5bf" officeooo:paragraph-rsid="0008d5bf"/>
    </style:style>
    <style:style style:name="P8" style:family="paragraph" style:parent-style-name="Standard">
      <style:text-properties fo:font-variant="normal" fo:text-transform="none" fo:color="#2e8b57" style:font-name="Monaco" fo:font-size="8.25pt" fo:letter-spacing="normal" fo:font-style="normal" fo:font-weight="normal" officeooo:rsid="0008d5bf" officeooo:paragraph-rsid="0008d5bf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8d5bf" officeooo:paragraph-rsid="0007fec2"/>
    </style:style>
    <style:style style:name="T1" style:family="text">
      <style:text-properties officeooo:rsid="00067f76"/>
    </style:style>
    <style:style style:name="T2" style:family="text">
      <style:text-properties officeooo:rsid="0006d9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gurações Iniciais:</text:p>
      <text:p text:style-name="P1"/>
      <text:p text:style-name="P1"><text:span text:style-name="T1">1)</text:span>Instalar libasound2-dev (contém a alsa-lib):</text:p>
      <text:p text:style-name="P1"/>
      <text:p text:style-name="P1"><text:tab/>sudo apt-get install libasound2-dev</text:p>
      <text:p text:style-name="P1"/>
      <text:p text:style-name="P1"/>
      <text:p text:style-name="P1"/>
      <text:p text:style-name="P3">Compiling an ALSA application:</text:p>
      <text:p text:style-name="P3"/>
      <text:p text:style-name="P3">Just use -lasound and make sure you have included</text:p>
      <text:p text:style-name="P3"/>
      <text:p text:style-name="P3">#include &lt;alsa/asoundlib.h&gt;</text:p>
      <text:p text:style-name="P1"/>
      <text:p text:style-name="P4"/>
      <text:p text:style-name="P2"/>
      <text:p text:style-name="P2"/>
      <text:p text:style-name="P2"/>
      <text:p text:style-name="P2">Links úteis:</text:p>
      <text:p text:style-name="P2"/>
      <text:p text:style-name="P2">- Tutoria<text:span text:style-name="T2">is:</text:span></text:p>
      <text:p text:style-name="P2"/>
      <text:p text:style-name="P3"><text:a xlink:type="simple" xlink:href="https://www.alsa-project.org/main/index.php/Tutorials_and_Presentations" text:style-name="Internet_20_link" text:visited-style-name="Visited_20_Internet_20_Link">https://www.alsa-project.org/main/index.php/Tutorials_and_Presentations</text:a></text:p>
      <text:p text:style-name="P3"/>
      <text:p text:style-name="P3"/>
      <text:p text:style-name="P6"><text:a xlink:type="simple" xlink:href="http://forum.audioinjector.net/viewtopic.php?f=10&amp;t=2982" text:style-name="Internet_20_link" text:visited-style-name="Visited_20_Internet_20_Link">http://forum.audioinjector.net/viewtopic.php?f=10&amp;t=2982</text:a></text:p>
      <text:p text:style-name="P9"/>
      <text:p text:style-name="P7"/>
      <text:p text:style-name="P7">Novo Tutorial:</text:p>
      <text:p text:style-name="P7"/>
      <text:p text:style-name="P7">Anotações Tutorial 0 <text:a xlink:type="simple" xlink:href="http://forum.audioinjector.net/viewtopic.php?f=10&amp;t=2977" text:style-name="Internet_20_link" text:visited-style-name="Visited_20_Internet_20_Link">http://forum.audioinjector.net/viewtopic.php?f=10&amp;t=2977</text:a> :</text:p>
      <text:p text:style-name="P7"/>
      <text:p text:style-name="P8">sudo apt install libsox-dev libeigen3-dev libfftw3-dev libasound2-dev libjack-jackd2-dev sox libgtk2.0-dev</text:p>
      <text:p text:style-name="P8"/>
      <text:p text:style-name="P8">TALVEZ PRECISE DAR sudo apt-get update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Andale Mono'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22:11:17.040434024</meta:creation-date>
    <dc:date>2019-09-24T12:20:29.296303218</dc:date>
    <meta:editing-duration>PT37M21S</meta:editing-duration>
    <meta:editing-cycles>3</meta:editing-cycles>
    <meta:generator>LibreOffice/5.2.7.2$Linux_ARM_EABI LibreOffice_project/20m0$Build-2</meta:generator>
    <meta:document-statistic meta:table-count="0" meta:image-count="0" meta:object-count="0" meta:page-count="1" meta:paragraph-count="14" meta:word-count="55" meta:character-count="599" meta:non-whitespace-character-count="557"/>
  </office:meta>
</office:document-meta>
</file>